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37mm"/>
    </style:style>
    <style:style style:name="co2" style:family="table-column">
      <style:table-column-properties fo:break-before="auto" style:column-width="89.3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59mm" fo:break-before="auto" style:use-optimal-row-height="true"/>
    </style:style>
    <style:style style:name="ro3" style:family="table-row">
      <style:table-row-properties style:row-height="10.57mm" fo:break-before="auto" style:use-optimal-row-height="true"/>
    </style:style>
    <style:style style:name="ro4" style:family="table-row">
      <style:table-row-properties style:row-height="20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Default" office:value-type="string" calcext:value-type="string">
            <text:p>Última modificación: 30/07/2019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Autor: Gustavo V. Diaz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Requerimiento funcionales</text:p>
          </table:table-cell>
          <table:table-cell table:style-name="Default" office:value-type="string" calcext:value-type="string">
            <text:p>Descripción</text:p>
          </table:table-cell>
          <table:table-cell office:value-type="string" calcext:value-type="string">
            <text:p>Cumplient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eñar las interfaces eléctricas entre Generador-pcb, Osciloscopio-pcb y sensores-pcb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l pcb deberá poder ser configurado en modo ensayo o ajuste de generador.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l pcb deberá contemplar la conexión con puntas de osciloscopio para medición en sensor y resistencia auxiliar.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l pcb deberá poder tener una habilitación de señal de entrada propia para el Generador.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El PCB deberá contar con una interfaz para medición de offset con tester.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1">
          <table:table-cell table:style-name="Default" office:value-type="string" calcext:value-type="string">
            <text:p>Requerimientos miscellaneos</text:p>
          </table:table-cell>
          <table:table-cell table:style-name="ce3" office:value-type="string" calcext:value-type="string">
            <text:p>Descripción</text:p>
          </table:table-cell>
          <table:table-cell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Identificar version de pcb</text:p>
          </table:table-cell>
          <table:table-cell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eberá contemplar agujeros de soport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eberá implementar prácticas de protección electroestática y de grounding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Deberá adaptarse a la implementación de interfaz eléctrica que se consiga en los proveedores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06:41:11.818999163</meta:creation-date>
    <meta:generator>LibreOffice/5.1.6.2$Linux_X86_64 LibreOffice_project/10m0$Build-2</meta:generator>
    <dc:date>2019-07-30T06:46:35.205004881</dc:date>
    <meta:editing-duration>PT5M23S</meta:editing-duration>
    <meta:editing-cycles>1</meta:editing-cycles>
    <meta:document-statistic meta:table-count="1" meta:cell-count="25" meta:object-count="0"/>
  </office:meta>
</office:document-meta>
</file>